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7740c" officeooo:paragraph-rsid="0007740c"/>
    </style:style>
    <style:style style:name="P2" style:family="paragraph" style:parent-style-name="Title">
      <style:text-properties officeooo:rsid="0007740c" officeooo:paragraph-rsid="0007740c"/>
    </style:style>
    <style:style style:name="P3" style:family="paragraph" style:parent-style-name="Text_20_body">
      <style:text-properties officeooo:rsid="001dd533" officeooo:paragraph-rsid="001dd533"/>
    </style:style>
    <style:style style:name="P4" style:family="paragraph" style:parent-style-name="Text_20_body">
      <style:text-properties officeooo:rsid="0017b531" officeooo:paragraph-rsid="0017b531"/>
    </style:style>
    <style:style style:name="P5" style:family="paragraph" style:parent-style-name="Text_20_body">
      <style:text-properties officeooo:rsid="001e472b" officeooo:paragraph-rsid="001e472b"/>
    </style:style>
    <style:style style:name="P6" style:family="paragraph" style:parent-style-name="Text_20_body">
      <style:text-properties officeooo:rsid="001e472b" officeooo:paragraph-rsid="001e475a"/>
    </style:style>
    <style:style style:name="P7" style:family="paragraph" style:parent-style-name="Text_20_body">
      <style:text-properties officeooo:rsid="000e44cf" officeooo:paragraph-rsid="000e44cf"/>
    </style:style>
    <style:style style:name="P8" style:family="paragraph" style:parent-style-name="Text_20_body">
      <style:text-properties officeooo:rsid="000f9c28" officeooo:paragraph-rsid="000f9c28"/>
    </style:style>
    <style:style style:name="P9" style:family="paragraph" style:parent-style-name="Text_20_body">
      <style:text-properties officeooo:rsid="0018ce31" officeooo:paragraph-rsid="0018ce31"/>
    </style:style>
    <style:style style:name="P10" style:family="paragraph" style:parent-style-name="Text_20_body">
      <style:text-properties officeooo:rsid="0019763b" officeooo:paragraph-rsid="0019763b"/>
    </style:style>
    <style:style style:name="P11" style:family="paragraph" style:parent-style-name="Standard">
      <style:text-properties officeooo:paragraph-rsid="000ca680"/>
    </style:style>
    <style:style style:name="P12" style:family="paragraph" style:parent-style-name="Text_20_body">
      <style:text-properties officeooo:rsid="00122628" officeooo:paragraph-rsid="00122628"/>
    </style:style>
    <style:style style:name="P13" style:family="paragraph" style:parent-style-name="Text_20_body">
      <style:text-properties officeooo:rsid="001439fe" officeooo:paragraph-rsid="001439fe"/>
    </style:style>
    <style:style style:name="P14" style:family="paragraph" style:parent-style-name="Text_20_body">
      <style:text-properties officeooo:rsid="00162f83" officeooo:paragraph-rsid="00162f83"/>
    </style:style>
    <style:style style:name="P15" style:family="paragraph" style:parent-style-name="Text_20_body">
      <style:text-properties officeooo:rsid="001a9b12" officeooo:paragraph-rsid="001a9b12"/>
    </style:style>
    <style:style style:name="P16" style:family="paragraph" style:parent-style-name="Text_20_body">
      <style:text-properties officeooo:rsid="001edb36" officeooo:paragraph-rsid="001edb36"/>
    </style:style>
    <style:style style:name="P17" style:family="paragraph" style:parent-style-name="Text_20_body">
      <style:text-properties officeooo:paragraph-rsid="001edb36"/>
    </style:style>
    <style:style style:name="P18" style:family="paragraph" style:parent-style-name="Standard">
      <style:text-properties officeooo:rsid="000ca680" officeooo:paragraph-rsid="000ca680"/>
    </style:style>
    <style:style style:name="P19" style:family="paragraph" style:parent-style-name="Text_20_body">
      <style:text-properties style:text-position="0% 100%" officeooo:rsid="001ae093" officeooo:paragraph-rsid="001ae093"/>
    </style:style>
    <style:style style:name="P20" style:family="paragraph" style:parent-style-name="Text_20_body">
      <style:text-properties style:text-position="0% 100%" officeooo:rsid="0010b5e7" officeooo:paragraph-rsid="0010b5e7"/>
    </style:style>
    <style:style style:name="P21" style:family="paragraph" style:parent-style-name="Heading_20_1">
      <style:text-properties officeooo:rsid="0007740c" officeooo:paragraph-rsid="0007740c"/>
    </style:style>
    <style:style style:name="P22" style:family="paragraph" style:parent-style-name="Heading_20_2">
      <style:text-properties officeooo:rsid="000abd95" officeooo:paragraph-rsid="000abd95"/>
    </style:style>
    <style:style style:name="P23" style:family="paragraph" style:parent-style-name="Heading_20_2">
      <style:text-properties officeooo:rsid="001dd533" officeooo:paragraph-rsid="001dd533"/>
    </style:style>
    <style:style style:name="P24" style:family="paragraph" style:parent-style-name="Heading_20_3">
      <style:text-properties officeooo:rsid="000ca680" officeooo:paragraph-rsid="000ca680"/>
    </style:style>
    <style:style style:name="P25" style:family="paragraph" style:parent-style-name="Heading_20_3">
      <style:text-properties officeooo:rsid="000ca680" officeooo:paragraph-rsid="0010b5e7"/>
    </style:style>
    <style:style style:name="P26" style:family="paragraph" style:parent-style-name="Heading_20_3">
      <style:text-properties officeooo:rsid="0017b531" officeooo:paragraph-rsid="0017b531"/>
    </style:style>
    <style:style style:name="P27" style:family="paragraph" style:parent-style-name="Heading_20_3">
      <style:text-properties officeooo:rsid="001e472b" officeooo:paragraph-rsid="001e472b"/>
    </style:style>
    <style:style style:name="P28" style:family="paragraph" style:parent-style-name="Heading_20_4">
      <style:text-properties officeooo:paragraph-rsid="000f9c28"/>
    </style:style>
    <style:style style:name="P29" style:family="paragraph" style:parent-style-name="Heading_20_4">
      <style:text-properties officeooo:rsid="000e44cf"/>
    </style:style>
    <style:style style:name="P30" style:family="paragraph" style:parent-style-name="Heading_20_4">
      <style:text-properties officeooo:rsid="000e44cf" officeooo:paragraph-rsid="000e44cf"/>
    </style:style>
    <style:style style:name="P31" style:family="paragraph" style:parent-style-name="Heading_20_4">
      <style:text-properties officeooo:rsid="000f9c28" officeooo:paragraph-rsid="000f9c28"/>
    </style:style>
    <style:style style:name="P32" style:family="paragraph" style:parent-style-name="Heading_20_4">
      <style:text-properties officeooo:paragraph-rsid="00162f83"/>
    </style:style>
    <style:style style:name="P33" style:family="paragraph" style:parent-style-name="Heading_20_4">
      <style:text-properties officeooo:rsid="0017b531" officeooo:paragraph-rsid="0017b531"/>
    </style:style>
    <style:style style:name="P34" style:family="paragraph" style:parent-style-name="Heading_20_4">
      <style:text-properties officeooo:rsid="0018ce31" officeooo:paragraph-rsid="0018ce31"/>
    </style:style>
    <style:style style:name="P35" style:family="paragraph" style:parent-style-name="Heading_20_4">
      <style:text-properties officeooo:rsid="0019763b" officeooo:paragraph-rsid="0019763b"/>
    </style:style>
    <style:style style:name="T1" style:family="text">
      <style:text-properties style:text-position="0% 100%"/>
    </style:style>
    <style:style style:name="T2" style:family="text">
      <style:text-properties style:text-position="0% 100%" officeooo:rsid="001cdba6"/>
    </style:style>
    <style:style style:name="T3" style:family="text">
      <style:text-properties officeooo:rsid="000ca680"/>
    </style:style>
    <style:style style:name="T4" style:family="text">
      <style:text-properties fo:font-size="12.5pt" fo:font-style="italic" style:font-size-asian="12.5pt" style:font-style-asian="italic" style:font-size-complex="12.5pt" style:font-style-complex="italic"/>
    </style:style>
    <style:style style:name="T5" style:family="text">
      <style:text-properties fo:font-size="12.5pt" fo:font-style="italic" officeooo:rsid="000ca680" style:font-size-asian="12.5pt" style:font-style-asian="italic" style:font-size-complex="12.5pt" style:font-style-complex="italic"/>
    </style:style>
    <style:style style:name="T6" style:family="text">
      <style:text-properties fo:font-style="italic" style:font-style-asian="italic" style:font-style-complex="italic"/>
    </style:style>
    <style:style style:name="T7" style:family="text">
      <style:text-properties officeooo:rsid="000e44cf"/>
    </style:style>
    <style:style style:name="T8" style:family="text">
      <style:text-properties officeooo:rsid="0010b5e7"/>
    </style:style>
    <style:style style:name="T9" style:family="text">
      <style:text-properties officeooo:rsid="00122628"/>
    </style:style>
    <style:style style:name="T10" style:family="text">
      <style:text-properties officeooo:rsid="0013fb9b"/>
    </style:style>
    <style:style style:name="T11" style:family="text">
      <style:text-properties officeooo:rsid="001439fe"/>
    </style:style>
    <style:style style:name="T12" style:family="text">
      <style:text-properties officeooo:rsid="00185ecf"/>
    </style:style>
    <style:style style:name="T13" style:family="text">
      <style:text-properties officeooo:rsid="001ad320"/>
    </style:style>
    <style:style style:name="T14" style:family="text">
      <style:text-properties officeooo:rsid="001dd533"/>
    </style:style>
    <style:style style:name="T15" style:family="text">
      <style:text-properties officeooo:rsid="001e472b"/>
    </style:style>
    <style:style style:name="T16" style:family="text">
      <style:text-properties officeooo:rsid="001e475a"/>
    </style:style>
    <style:style style:name="T17" style:family="text">
      <style:text-properties officeooo:rsid="001edb36"/>
    </style:style>
    <style:style style:name="T18" style:family="text">
      <style:text-properties officeooo:rsid="001fdd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ocumentation MLIB</text:p>
      <text:h text:style-name="P21" text:outline-level="1">Présentation :</text:h>
      <text:p text:style-name="P1">Mlib est une petit bibliothèque, crée par Mattéo Menou, 1<text:span text:style-name="T1">°5, dans le cadre enseignement de spécialité NSI au lycée. Elle doit regrouper de multiples choses permettant de faciliter l’accès d’un élève « moyen » à des programmes plus complexes. Il contient pour l’instant une plateforme graphique, nommé « MGUI ».</text:span></text:p>
      <text:p text:style-name="P19">Pour fonctionner, elle nécessite plusieurs bibliothèques :</text:p>
      <text:p text:style-name="Text_20_body"><text:span text:style-name="T2">-pygame</text:span><text:span text:style-name="T1"><text:line-break/>-pygame</text:span><text:span text:style-name="T2">.init()</text:span><text:span text:style-name="T1"><text:line-break/>-sys<text:line-break/>-math<text:line-break/>-</text:span><text:span text:style-name="T2">os</text:span><text:span text:style-name="T1"><text:line-break/>-time (que la fonction time_ns())</text:span></text:p>
      <text:p text:style-name="P20">Remarques : les méthodes privées sont fournis pour mieux comprendre la lib mais ne sont pas destiné à l’utilisation.</text:p>
      <text:h text:style-name="P21" text:outline-level="1">MGUI :</text:h>
      <text:p text:style-name="P1">MGUI contient plusieurs choses permettant de construire une fenêtre graphique des plus qualitatives.</text:p>
      <text:h text:style-name="P22" text:outline-level="2">M<text:span text:style-name="T14">W</text:span>idget :</text:h>
      <text:p text:style-name="P11">Mwidget est la classe principale de MGUI, permettant de construire tous les éléments graphiques présent dans la bibliothèques. <text:span text:style-name="T3">Toutes les autres classes hérité de lui.</text:span></text:p>
      <text:p text:style-name="P18">Les Mwidgets utilisent un système de hiérarchie avec des widgets fils et parents, pour permettre de mieux organiser la fenêtre graphique. Cependant, si un Mwidget est invisible, c’est Mwidgets enfants aussi. De plus, la position d’un Mwidget est relative à son parent.</text:p>
      <text:h text:style-name="P24" text:outline-level="3">Méthodes <text:span text:style-name="T7">publiques</text:span> :</text:h>
      <text:h text:style-name="P28" text:outline-level="4">__<text:span text:style-name="T3">init__(self, taille, position, ...) :</text:span></text:h>
      <text:p text:style-name="Standard">Constructeur de Mwidget, permettant d’initialiser un widget normale. Elle prend une multitude de paramètres permettant d’initialiser le widget en un seul coup.</text:p>
      <text:p text:style-name="Standard"/>
      <text:p text:style-name="Standard"><text:span text:style-name="T5">P</text:span><text:span text:style-name="T4">aramètres :</text:span> taille pour définir la taille du widget, position pour définir sa position par rapport à son parent, parent pour définir son parent <text:span text:style-name="T3">défini de base à None</text:span>, <text:span text:style-name="T3">arrierePlanCouleur pour définir la couleur de l’arrière plan de base blanche, curseurSurvol pour définir la texture du curseur quand il survolera le Mwidget, de base à </text:span>SYSTEM_CURSOR_ARROW <text:span text:style-name="T3">(la flèche).</text:span></text:p>
      <text:h text:style-name="P29" text:outline-level="4">get_parent() :</text:h>
      <text:p text:style-name="P7">Retourne le parent du Mwidget en objet Mwidget.</text:p>
      <text:h text:style-name="P30" text:outline-level="4"><text:soft-page-break/>get_position() :</text:h>
      <text:p text:style-name="P7">Retourne la position du Mwidget en tuple de 2 de long.</text:p>
      <text:h text:style-name="P30" text:outline-level="4">get_rect() :</text:h>
      <text:p text:style-name="P7">Retourne le rect du Mwidget, c’est à dire la position + la taille en tuple de 4 de long.</text:p>
      <text:h text:style-name="P30" text:outline-level="4">get_survol() :</text:h>
      <text:p text:style-name="P7">Retourne si le Mwdiget est survolé ou non en booléan.</text:p>
      <text:h text:style-name="P31" text:outline-level="4">get_taille() :</text:h>
      <text:p text:style-name="P8">Retourne la taille du Mwidget, en tuple de 2 de long.</text:p>
      <text:h text:style-name="P31" text:outline-level="4">set_parent(parent) :</text:h>
      <text:p text:style-name="P8">Supprime le parent actuel est met parent à la place.</text:p>
      <text:p text:style-name="P5"><text:span text:style-name="T6">Paramètres</text:span> : Le nouveau parent de type Mwidget du Mwidget.</text:p>
      <text:h text:style-name="P31" text:outline-level="4">set_taille(taille) :</text:h>
      <text:p text:style-name="P8">Change la taille actuel en taille.</text:p>
      <text:p text:style-name="P5"><text:span text:style-name="T6">Paramètres</text:span> : La nouvelle taille de type tuple de 2 de long du Mwidget.</text:p>
      <text:h text:style-name="P25" text:outline-level="3">Méthodes <text:span text:style-name="T7">p</text:span><text:span text:style-name="T8">rivées</text:span> :</text:h>
      <text:h text:style-name="Heading_20_4" text:outline-level="4">__<text:span text:style-name="T9">enleverParent(enfant) :</text:span></text:h>
      <text:p text:style-name="P12">Supprime enfant de la liste d’enfants.</text:p>
      <text:p text:style-name="P5"><text:span text:style-name="T6">Paramètres</text:span> : L’enfant à enlever.</text:p>
      <text:h text:style-name="Heading_20_4" text:outline-level="4">__<text:span text:style-name="T10">nouveauEnfant(enfant) :</text:span></text:h>
      <text:p text:style-name="P5"><text:span text:style-name="T6">Paramètres</text:span> : L’enfant à ajouter.</text:p>
      <text:h text:style-name="Heading_20_4" text:outline-level="4">_<text:span text:style-name="T11">render() :</text:span></text:h>
      <text:p text:style-name="P13">Effectue le rendu du Mwdiget et le retourne sous forme de surface.</text:p>
      <text:p text:style-name="P13">Cette fonction va commencer par appliqué à la surface du Mwidget la couleur d’arrière plan, puis le curseur de survol, puis va appeler _renderBeforeHierarchy(surface), puis va afficher le retour du _render() des enfants sur la surface à retourner (si ils sont visibles), puis va appeler _renderAfterHierarchy(surface), puis va retourner la surface.</text:p>
      <text:p text:style-name="P13">Note : cette fonction va bientôt être modifié pour l’optimisation, en transformant la surface de base, qui va être modifié, recréer et appelé de multiple fois, par un texte, qui sera traité par une classe pour gérer l’application.</text:p>
      <text:h text:style-name="P32" text:outline-level="4">_renderBeforeHierarchy(surface) :</text:h>
      <text:p text:style-name="P14">Fonction faites pour être ré-implémenter dans des classes hérité, pour afficher quelque chose sur la surface avant la gestion de la hiérarchie.</text:p>
      <text:p text:style-name="P5"><text:soft-page-break/><text:span text:style-name="T6">Paramètres</text:span> : La surface sur la quel appliqué le renduu.</text:p>
      <text:h text:style-name="P32" text:outline-level="4">_renderBeforeHierarchy(surface) :</text:h>
      <text:p text:style-name="P14">Fonction faites pour être ré-implémenter dans des classes hérité, pour afficher quelque chose sur la surface après la gestion de la hiérarchie.</text:p>
      <text:p text:style-name="P5"><text:span text:style-name="T6">Paramètres</text:span> : La surface sur la quel appliqué le renduu.</text:p>
      <text:h text:style-name="P26" text:outline-level="3">Attributs :</text:h>
      <text:h text:style-name="P33" text:outline-level="4">arrierePlanCouleur :</text:h>
      <text:p text:style-name="P4">Contient l’arrière plan de la couleur.</text:p>
      <text:h text:style-name="P33" text:outline-level="4">curseurSurvol :</text:h>
      <text:p text:style-name="P4">Contient le curseur de la souris en cas de survol.</text:p>
      <text:h text:style-name="P33" text:outline-level="4">enfant :</text:h>
      <text:p text:style-name="P4">Liste contenant l’entièreté des enfants du Mwidget.</text:p>
      <text:h text:style-name="Heading_20_4" text:outline-level="4">fenetrePrincipale :</text:h>
      <text:p text:style-name="P4">Contient la fenêtre principale sur lequel le Mwidget est posé.</text:p>
      <text:p text:style-name="P4">L’affectation de cette variable à lieu dans __init_(), en regardant tous les parents du parent du parent… jusqu’à arriver à la fenêtre principale. <text:span text:style-name="T12">Si rien est trouvé, la fenêtre principale est défini comme le Mwidget en lui même.</text:span></text:p>
      <text:h text:style-name="P34" text:outline-level="4">globalPosition :</text:h>
      <text:p text:style-name="P9">Position par rapport à la fenêtre principale, en tuple de 2 de long.</text:p>
      <text:p text:style-name="P9">L’affectation de cette variable à lieu en même temps que celle de fenetrePrincipale, en additionnant les positions des parents.</text:p>
      <text:h text:style-name="P35" text:outline-level="4">parent() :</text:h>
      <text:p text:style-name="P10">Contient le parent du Mwidget.</text:p>
      <text:h text:style-name="Heading_20_4" text:outline-level="4">position :</text:h>
      <text:p text:style-name="P10">Contient la position du widget, en tuple de 2 de long.</text:p>
      <text:h text:style-name="Heading_20_4" text:outline-level="4">taille :</text:h>
      <text:p text:style-name="P10">Contient la taille du widget, en tuple de 2 de long.</text:p>
      <text:h text:style-name="Heading_20_4" text:outline-level="4">type :</text:h>
      <text:p text:style-name="P15">Contient le type du widget.</text:p>
      <text:p text:style-name="P15">Cette variable sert à différencier chaque Mwidget de manière codifié. En général, pour un Mwidget de classe hérité de Mwidget, le type doit être défini AVANT l’appel du constructeur de Mwidget. Si <text:soft-page-break/>cela est fait, alors il ne sera pas modifié. Dans le cas contraire, il sera modifié avant la recherche de la fenêtre principale, qui est cherché grâce à son type, est donc occurré en des comportements inattendus. <text:span text:style-name="T13">Pour une ré-implémentation de cette variable, il faut penser à ne pas modifier la variable si elle est déjà affecté.</text:span></text:p>
      <text:h text:style-name="P23" text:outline-level="2">MFenetre :</text:h>
      <text:p text:style-name="P3">MFenetre permet de définir une fenêtre graphique a afficher à l’écran. <text:s/>Dans les versions actuelles, une seul fenêtre graphique ne peut être créer à la fois et la fenêtre créer représente l’application en elle même.</text:p>
      <text:h text:style-name="P27" text:outline-level="3">Méthodes publiques :</text:h>
      <text:h text:style-name="Heading_20_4" text:outline-level="4">__<text:span text:style-name="T15">init__(fenetre, titre…) :</text:span></text:h>
      <text:p text:style-name="P5">Créer un objet de type MFenetre. Il hérite de MWidget.</text:p>
      <text:p text:style-name="P6"><text:span text:style-name="T6">Paramètres</text:span> : <text:span text:style-name="T16">fenetre pour définir la fenêtre sur laquelle il faut appliquer les modifications, titre pour le titre de l’application (le texte écrit en haut de la fenêtre graphique) de base défini à « Fenêtre MGUI », arrierePlanImage pour avoir le chemin d’accès vers l’image d’arrière plan de base défini à vide, arrierePlanImageAlignement pour savoir comment aligner l’image d’arrière plan sur la fenêtre de base à « GH », arrierePlanImageParSeconde pour savoir à quelle vitesse faire défiler les images si il s’agit d’une image animé (gif), tout les paramètres du constructeur de MWidget.</text:span></text:p>
      <text:p text:style-name="P17"><text:span text:style-name="T17">La taille est défini selon la taille de fenetre et la position à (0, 0). </text:span><text:span text:style-name="T18">Le parent est à None et le type est défini à « Fenetre ».</text:span></text:p>
      <text:p text:style-name="P1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officeooo:rsid="000abd9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officeooo:rsid="001ae093"/>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color="#ff0000" loext:opacity="100%" fo:font-size="36pt" style:text-underline-style="solid" style:text-underline-width="auto" style:text-underline-color="font-color" fo:font-weight="bold" officeooo:rsid="0007740c"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tt O</meta:initial-creator>
    <meta:creation-date>2022-11-23T10:07:23.485000000</meta:creation-date>
    <dc:date>2022-11-23T10:58:56.173000000</dc:date>
    <dc:creator>Matt O</dc:creator>
    <meta:editing-duration>PT51M6S</meta:editing-duration>
    <meta:editing-cycles>25</meta:editing-cycles>
    <meta:generator>LibreOffice/7.2.4.1$Windows_X86_64 LibreOffice_project/27d75539669ac387bb498e35313b970b7fe9c4f9</meta:generator>
    <meta:document-statistic meta:table-count="0" meta:image-count="0" meta:object-count="0" meta:page-count="4" meta:paragraph-count="76" meta:word-count="988" meta:character-count="6112" meta:non-whitespace-character-count="5199"/>
  </office:meta>
</office:document-meta>
</file>